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004b1" officeooo:paragraph-rsid="0021e59b"/>
    </style:style>
    <style:style style:name="P4" style:family="paragraph" style:parent-style-name="Text_20_body">
      <style:text-properties officeooo:rsid="0021e59b" officeooo:paragraph-rsid="0021e59b"/>
    </style:style>
    <style:style style:name="P5" style:family="paragraph" style:parent-style-name="Text_20_body">
      <style:text-properties officeooo:rsid="0021e59b" officeooo:paragraph-rsid="002004b1"/>
    </style:style>
    <style:style style:name="P6" style:family="paragraph" style:parent-style-name="Text_20_body">
      <style:text-properties officeooo:rsid="00222fd7" officeooo:paragraph-rsid="00222fd7"/>
    </style:style>
    <style:style style:name="P7" style:family="paragraph" style:parent-style-name="Bibliography_20_1">
      <style:paragraph-properties>
        <style:tab-stops/>
      </style:paragraph-properties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  <style:text-properties officeooo:rsid="002255a7" officeooo:paragraph-rsid="002255a7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officeooo:rsid="002004b1" officeooo:paragraph-rsid="0021e59b"/>
    </style:style>
    <style:style style:name="P14" style:family="paragraph" style:parent-style-name="Text_20_body" style:list-style-name="L2">
      <style:text-properties officeooo:rsid="0021e59b" officeooo:paragraph-rsid="0021e59b"/>
    </style:style>
    <style:style style:name="P15" style:family="paragraph" style:parent-style-name="Text_20_body">
      <style:text-properties officeooo:rsid="002255a7" officeooo:paragraph-rsid="002255a7"/>
    </style:style>
    <style:style style:name="T1" style:family="text">
      <style:text-properties officeooo:rsid="0021e59b"/>
    </style:style>
    <style:style style:name="T2" style:family="text">
      <style:text-properties officeooo:rsid="00222fd7"/>
    </style:style>
    <style:style style:name="T3" style:family="text">
      <style:text-properties officeooo:rsid="002255a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Definition - Rypto</text:span><text:line-break/><text:date style:data-style-name="N10076" text:date-value="2017-03-15T17:02:47.992749740">March 15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2"><text:a xlink:type="simple" xlink:href="#__RefHeading___Toc114_700232704" text:style-name="Index_20_Link" text:visited-style-name="Index_20_Link">Johdanto<text:tab/>2</text:a></text:p>
          <text:p text:style-name="P12"><text:a xlink:type="simple" xlink:href="#__RefHeading___Toc97_1780184291" text:style-name="Index_20_Link" text:visited-style-name="Index_20_Link">Algoritmit ja tietorakenteet<text:tab/>2</text:a></text:p>
          <text:p text:style-name="P12"><text:a xlink:type="simple" xlink:href="#__RefHeading___Toc99_1780184291" text:style-name="Index_20_Link" text:visited-style-name="Index_20_Link">Ratkaistava ongelma<text:tab/>2</text:a></text:p>
          <text:p text:style-name="P12"><text:a xlink:type="simple" xlink:href="#__RefHeading___Toc101_1780184291" text:style-name="Index_20_Link" text:visited-style-name="Index_20_Link">Syötteet<text:tab/>2</text:a></text:p>
          <text:p text:style-name="P12"><text:a xlink:type="simple" xlink:href="#__RefHeading___Toc103_1780184291" text:style-name="Index_20_Link" text:visited-style-name="Index_20_Link">Suorituskyky<text:tab/>2</text:a></text:p>
        </text:index-body>
      </text:table-of-content>
      <text:p text:style-name="Text_20_body"/>
      <text:h text:style-name="P9" text:outline-level="1"/>
      <text:h text:style-name="P10" text:outline-level="1"><text:bookmark-start text:name="__RefHeading___Toc114_700232704"/>Preface<text:bookmark-end text:name="__RefHeading___Toc114_700232704"/></text:h>
      <text:p text:style-name="P6"><text:span text:style-name="T3">"</text:span>Tietorakenteet ja algoritmit<text:span text:style-name="T3">"</text:span> – <text:span text:style-name="T3">excercise</text:span>.</text:p>
      <text:p text:style-name="P2">Rypto <text:span text:style-name="T3">is a software, which can encrypt and decrypt.</text:span></text:p>
      <text:h text:style-name="Heading_20_1" text:outline-level="1"><text:bookmark-start text:name="__RefHeading___Toc97_1780184291"/>Algorit<text:span text:style-name="T3">hms and data structures</text:span><text:bookmark-end text:name="__RefHeading___Toc97_1780184291"/></text:h>
      <text:p text:style-name="P2"><text:span text:style-name="T3">Software implements </text:span>AES-algori<text:span text:style-name="T3">thm</text:span>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 <text:span text:style-name="T3">with </text:span>128 bit <text:span text:style-name="T3">keys in ECB mode.</text:span></text:p>
      <text:p text:style-name="P15">Implementation covers encryption and decryption.</text:p>
      <text:p text:style-name="P15">The data structures implemented are those that are described in the standard XXX kesken</text:p>
      <text:list xml:id="list8755560694642899118" text:style-name="L1">
        <text:list-item>
          <text:p text:style-name="P13">avainvektori, <text:span text:style-name="T1">joka on yksiulotteinen taulukko </text:span>ja </text:p>
        </text:list-item>
        <text:list-item>
          <text:p text:style-name="P13">tila, <text:span text:style-name="T1">joka on kaksiulotteinen taulukko</text:span>. </text:p>
        </text:list-item>
      </text:list>
      <text:p text:style-name="P3">Lisäksi käytetään <text:span text:style-name="T1">tiedostoja syötteenä ja tulosteena sekä muuttujaa komentoriviltä annettavan avaimen talletukseen.</text:span></text:p>
      <text:h text:style-name="Heading_20_1" text:outline-level="1"><text:bookmark-start text:name="__RefHeading___Toc99_1780184291"/>Ratkaistava ongelma<text:bookmark-end text:name="__RefHeading___Toc99_1780184291"/></text:h>
      <text:p text:style-name="P5">Ratkaistava ongelma on annetun tiedoston salaus standardinmukaisella menetelmällä, sekä mainitun salauksen purkaminen. AES on laajasti käytössä oleva salausalgoritmi jota pidetään turvallisena<text:bibliography-mark text:identifier="AESW000" text:bibliography-type="www" text:address="https://en.wikipedia.org/wiki/Advanced_Encryption_Standard" text:author="Wikipedia" text:title="Wikipedia article: Advanced Encryption Standard" text:year="2017">[AESW000]</text:bibliography-mark>.</text:p>
      <text:h text:style-name="Heading_20_1" text:outline-level="1"><text:bookmark-start text:name="__RefHeading___Toc101_1780184291"/>Syötteet<text:bookmark-end text:name="__RefHeading___Toc101_1780184291"/></text:h>
      <text:p text:style-name="P4">Syötteenä annetaan:</text:p>
      <text:list xml:id="list4236361789444855085" text:style-name="L2">
        <text:list-item>
          <text:p text:style-name="P14">Toimintamoodi, ts. salaus tai purku</text:p>
        </text:list-item>
        <text:list-item>
          <text:p text:style-name="P14">128-bittinen avain heksalukuna (16 x 8 bittiä = 32 heksamerkkiä)</text:p>
        </text:list-item>
        <text:list-item>
          <text:p text:style-name="P14">Lähdetiedosto, joka luetaan</text:p>
        </text:list-item>
        <text:list-item>
          <text:p text:style-name="P14">Kohdetiedosto, johon kirjoitetaan tulokset</text:p>
        </text:list-item>
      </text:list>
      <text:h text:style-name="Heading_20_1" text:outline-level="1"><text:bookmark-start text:name="__RefHeading___Toc103_1780184291"/>Suorituskyky<text:bookmark-end text:name="__RefHeading___Toc103_1780184291"/></text:h>
      <text:p text:style-name="P6">ONGELMA – Kysy!</text:p>
      <text:p text:style-name="P4">Tilavaativuus: Ohjelman käyttämä tila ei riipu salattavan aineiston koosta.</text:p>
      <text:p text:style-name="P4">Aikavaativuus: <text:span text:style-name="T2">10 Mbit/s yhteiskäyttöympäristössä (users.cs.helsinki.fi)</text:span></text:p>
      <text:p text:style-name="P1"/>
      <text:bibliography text:style-name="Sect1" text:protected="true" text:name="Bibliography1">
        <text:bibliography-source>
          <text:index-title-template text:style-name="Bibliography_20_Heading">Lähteet</text:index-title-template>
          <text:bibliography-entry-template text:bibliography-type="articl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  <text:index-entry-span>, </text:index-entry-span>
            <text:index-entry-bibliography text:style-name="_34__20__5f_34_5f__5f_20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Lähteet</text:p>
          </text:index-title>
          <text:p text:style-name="P7">FIPS197: U.S. Department of Commerce/National Institute of Standards and Technology, Federal Information Processing Standard, FIPS PUB 197 Advanced Encryption Standard (AES), 2001</text:p>
          <text:p text:style-name="P7">AESW000: Wikipedia, Wikipedia article: Advanced Encryption Standard, 2017, 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i" fo:country="FI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5T17:02:47.862478000</dc:date>
    <dc:creator>Riku Kalinen</dc:creator>
    <meta:editing-duration>PT31M37S</meta:editing-duration>
    <meta:editing-cycles>5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2" meta:word-count="192" meta:character-count="1530" meta:non-whitespace-character-count="1371"/>
  </office:meta>
</office:document-meta>
</file>